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1.7618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915in" svg:height="4.3508in" svg:x="1.2417in" svg:y="4.9276in">
            <draw:object draw:notify-on-update-of-ranges="Sheet1.C15:Sheet1.C25 Sheet1.D14:Sheet1.D14 Sheet1.D15:Sheet1.D25 Sheet1.E14:Sheet1.E14 Sheet1.E15:Sheet1.E25 Sheet1.F14:Sheet1.F14 Sheet1.F15:Sheet1.F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bench</text:p>
          </table:table-cell>
          <table:table-cell office:value-type="string">
            <text:p>kern</text:p>
          </table:table-cell>
          <table:table-cell office:value-type="string">
            <text:p>cake0 exec</text:p>
          </table:table-cell>
          <table:table-cell office:value-type="string">
            <text:p>cake1 exec</text:p>
          </table:table-cell>
          <table:table-cell office:value-type="string">
            <text:p>cake2 exec</text:p>
          </table:table-cell>
          <table:table-cell office:value-type="string">
            <text:p>cake3 exec</text:p>
          </table:table-cell>
          <table:table-cell office:value-type="string">
            <text:p>cake0 setup</text:p>
          </table:table-cell>
          <table:table-cell office:value-type="string">
            <text:p>cake1 setup</text:p>
          </table:table-cell>
          <table:table-cell office:value-type="string">
            <text:p>cake2 setup</text:p>
          </table:table-cell>
          <table:table-cell office:value-type="string">
            <text:p>cake3 setup</text:p>
          </table:table-cell>
        </table:table-row>
        <table:table-row table:style-name="ro1">
          <table:table-cell office:value-type="string">
            <text:p>blur</text:p>
          </table:table-cell>
          <table:table-cell office:value-type="string">
            <text:p>blur_hor</text:p>
          </table:table-cell>
          <table:table-cell office:value-type="float" office:value="0.775549">
            <text:p>0.775549</text:p>
          </table:table-cell>
          <table:table-cell office:value-type="float" office:value="0.7710275">
            <text:p>0.7710275</text:p>
          </table:table-cell>
          <table:table-cell office:value-type="float" office:value="0.776152">
            <text:p>0.776152</text:p>
          </table:table-cell>
          <table:table-cell office:value-type="float" office:value="0.704033">
            <text:p>0.704033</text:p>
          </table:table-cell>
          <table:table-cell office:value-type="float" office:value="15.5230185">
            <text:p>15.5230185</text:p>
          </table:table-cell>
          <table:table-cell office:value-type="float" office:value="15.8595335">
            <text:p>15.8595335</text:p>
          </table:table-cell>
          <table:table-cell office:value-type="float" office:value="15.455516">
            <text:p>15.455516</text:p>
          </table:table-cell>
          <table:table-cell office:value-type="float" office:value="15.804971">
            <text:p>15.804971</text:p>
          </table:table-cell>
        </table:table-row>
        <table:table-row table:style-name="ro1">
          <table:table-cell office:value-type="string">
            <text:p>blur</text:p>
          </table:table-cell>
          <table:table-cell office:value-type="string">
            <text:p>blur_ver</text:p>
          </table:table-cell>
          <table:table-cell office:value-type="float" office:value="0.872662">
            <text:p>0.872662</text:p>
          </table:table-cell>
          <table:table-cell office:value-type="float" office:value="0.870879">
            <text:p>0.870879</text:p>
          </table:table-cell>
          <table:table-cell office:value-type="float" office:value="0.891404">
            <text:p>0.891404</text:p>
          </table:table-cell>
          <table:table-cell office:value-type="float" office:value="0.765641">
            <text:p>0.765641</text:p>
          </table:table-cell>
          <table:table-cell office:value-type="float" office:value="15.459183">
            <text:p>15.459183</text:p>
          </table:table-cell>
          <table:table-cell office:value-type="float" office:value="15.844072">
            <text:p>15.844072</text:p>
          </table:table-cell>
          <table:table-cell office:value-type="float" office:value="15.4159675">
            <text:p>15.4159675</text:p>
          </table:table-cell>
          <table:table-cell office:value-type="float" office:value="15.7774115">
            <text:p>15.7774115</text:p>
          </table:table-cell>
        </table:table-row>
        <table:table-row table:style-name="ro1">
          <table:table-cell office:value-type="string">
            <text:p>mmul</text:p>
          </table:table-cell>
          <table:table-cell office:value-type="string">
            <text:p>fmma</text:p>
          </table:table-cell>
          <table:table-cell office:value-type="float" office:value="3.0961065">
            <text:p>3.0961065</text:p>
          </table:table-cell>
          <table:table-cell office:value-type="float" office:value="3.0071205">
            <text:p>3.0071205</text:p>
          </table:table-cell>
          <table:table-cell office:value-type="float" office:value="2.995164">
            <text:p>2.995164</text:p>
          </table:table-cell>
          <table:table-cell office:value-type="float" office:value="2.8799645">
            <text:p>2.8799645</text:p>
          </table:table-cell>
          <table:table-cell office:value-type="float" office:value="15.6736465">
            <text:p>15.6736465</text:p>
          </table:table-cell>
          <table:table-cell office:value-type="float" office:value="15.9387185">
            <text:p>15.9387185</text:p>
          </table:table-cell>
          <table:table-cell office:value-type="float" office:value="15.6442335">
            <text:p>15.6442335</text:p>
          </table:table-cell>
          <table:table-cell office:value-type="float" office:value="15.758598">
            <text:p>15.758598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ffts1</text:p>
          </table:table-cell>
          <table:table-cell office:value-type="float" office:value="7.419371">
            <text:p>7.419371</text:p>
          </table:table-cell>
          <table:table-cell office:value-type="float" office:value="7.2452225">
            <text:p>7.2452225</text:p>
          </table:table-cell>
          <table:table-cell office:value-type="float" office:value="7.504042">
            <text:p>7.504042</text:p>
          </table:table-cell>
          <table:table-cell office:value-type="float" office:value="7.225885">
            <text:p>7.225885</text:p>
          </table:table-cell>
          <table:table-cell office:value-type="float" office:value="15.7458035">
            <text:p>15.7458035</text:p>
          </table:table-cell>
          <table:table-cell office:value-type="float" office:value="16.2111155">
            <text:p>16.2111155</text:p>
          </table:table-cell>
          <table:table-cell office:value-type="float" office:value="15.771855">
            <text:p>15.771855</text:p>
          </table:table-cell>
          <table:table-cell office:value-type="float" office:value="16.251118">
            <text:p>16.251118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ffts2</text:p>
          </table:table-cell>
          <table:table-cell office:value-type="float" office:value="5.1661975">
            <text:p>5.1661975</text:p>
          </table:table-cell>
          <table:table-cell office:value-type="float" office:value="4.979514">
            <text:p>4.979514</text:p>
          </table:table-cell>
          <table:table-cell office:value-type="float" office:value="5.38608">
            <text:p>5.38608</text:p>
          </table:table-cell>
          <table:table-cell office:value-type="float" office:value="4.9408485">
            <text:p>4.9408485</text:p>
          </table:table-cell>
          <table:table-cell office:value-type="float" office:value="15.8865445">
            <text:p>15.8865445</text:p>
          </table:table-cell>
          <table:table-cell office:value-type="float" office:value="16.323475">
            <text:p>16.323475</text:p>
          </table:table-cell>
          <table:table-cell office:value-type="float" office:value="15.8563645">
            <text:p>15.8563645</text:p>
          </table:table-cell>
          <table:table-cell office:value-type="float" office:value="16.332449">
            <text:p>16.332449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ffts3</text:p>
          </table:table-cell>
          <table:table-cell office:value-type="float" office:value="6.2980525">
            <text:p>6.2980525</text:p>
          </table:table-cell>
          <table:table-cell office:value-type="float" office:value="6.090221">
            <text:p>6.090221</text:p>
          </table:table-cell>
          <table:table-cell office:value-type="float" office:value="6.2563655">
            <text:p>6.2563655</text:p>
          </table:table-cell>
          <table:table-cell office:value-type="float" office:value="5.777268">
            <text:p>5.777268</text:p>
          </table:table-cell>
          <table:table-cell office:value-type="float" office:value="15.89322">
            <text:p>15.89322</text:p>
          </table:table-cell>
          <table:table-cell office:value-type="float" office:value="16.3088045">
            <text:p>16.3088045</text:p>
          </table:table-cell>
          <table:table-cell office:value-type="float" office:value="15.8667505">
            <text:p>15.8667505</text:p>
          </table:table-cell>
          <table:table-cell office:value-type="float" office:value="16.341285">
            <text:p>16.34128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hecksum</text:p>
          </table:table-cell>
          <table:table-cell office:value-type="float" office:value="0.037807">
            <text:p>0.037807</text:p>
          </table:table-cell>
          <table:table-cell office:value-type="float" office:value="0.0385815">
            <text:p>0.0385815</text:p>
          </table:table-cell>
          <table:table-cell office:value-type="float" office:value="0.0442225">
            <text:p>0.0442225</text:p>
          </table:table-cell>
          <table:table-cell office:value-type="float" office:value="0.044664">
            <text:p>0.044664</text:p>
          </table:table-cell>
          <table:table-cell office:value-type="float" office:value="15.672286">
            <text:p>15.672286</text:p>
          </table:table-cell>
          <table:table-cell office:value-type="float" office:value="16.0369095">
            <text:p>16.0369095</text:p>
          </table:table-cell>
          <table:table-cell office:value-type="float" office:value="15.719691">
            <text:p>15.719691</text:p>
          </table:table-cell>
          <table:table-cell office:value-type="float" office:value="16.0456325">
            <text:p>16.045632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ompute_indexmap</text:p>
          </table:table-cell>
          <table:table-cell office:value-type="float" office:value="0.8189755">
            <text:p>0.8189755</text:p>
          </table:table-cell>
          <table:table-cell office:value-type="float" office:value="0.8183435">
            <text:p>0.8183435</text:p>
          </table:table-cell>
          <table:table-cell office:value-type="float" office:value="0.820253">
            <text:p>0.820253</text:p>
          </table:table-cell>
          <table:table-cell office:value-type="float" office:value="0.820326">
            <text:p>0.820326</text:p>
          </table:table-cell>
          <table:table-cell office:value-type="float" office:value="15.5653685">
            <text:p>15.5653685</text:p>
          </table:table-cell>
          <table:table-cell office:value-type="float" office:value="15.909045">
            <text:p>15.909045</text:p>
          </table:table-cell>
          <table:table-cell office:value-type="float" office:value="15.5647895">
            <text:p>15.5647895</text:p>
          </table:table-cell>
          <table:table-cell office:value-type="float" office:value="15.9047375">
            <text:p>15.904737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compute_initial_conditions</text:p>
          </table:table-cell>
          <table:table-cell office:value-type="float" office:value="0.824764">
            <text:p>0.824764</text:p>
          </table:table-cell>
          <table:table-cell office:value-type="float" office:value="0.817731">
            <text:p>0.817731</text:p>
          </table:table-cell>
          <table:table-cell office:value-type="float" office:value="0.8190215">
            <text:p>0.8190215</text:p>
          </table:table-cell>
          <table:table-cell office:value-type="float" office:value="0.8163">
            <text:p>0.8163</text:p>
          </table:table-cell>
          <table:table-cell office:value-type="float" office:value="15.5336655">
            <text:p>15.5336655</text:p>
          </table:table-cell>
          <table:table-cell office:value-type="float" office:value="15.896023">
            <text:p>15.896023</text:p>
          </table:table-cell>
          <table:table-cell office:value-type="float" office:value="15.525939">
            <text:p>15.525939</text:p>
          </table:table-cell>
          <table:table-cell office:value-type="float" office:value="15.8947005">
            <text:p>15.894700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evolve</text:p>
          </table:table-cell>
          <table:table-cell office:value-type="float" office:value="1.909054">
            <text:p>1.909054</text:p>
          </table:table-cell>
          <table:table-cell office:value-type="float" office:value="1.9046915">
            <text:p>1.9046915</text:p>
          </table:table-cell>
          <table:table-cell office:value-type="float" office:value="1.9293965">
            <text:p>1.9293965</text:p>
          </table:table-cell>
          <table:table-cell office:value-type="float" office:value="1.927732">
            <text:p>1.927732</text:p>
          </table:table-cell>
          <table:table-cell office:value-type="float" office:value="15.6563075">
            <text:p>15.6563075</text:p>
          </table:table-cell>
          <table:table-cell office:value-type="float" office:value="16.00396">
            <text:p>16.00396</text:p>
          </table:table-cell>
          <table:table-cell office:value-type="float" office:value="15.691247">
            <text:p>15.691247</text:p>
          </table:table-cell>
          <table:table-cell office:value-type="float" office:value="16.028545">
            <text:p>16.028545</text:p>
          </table:table-cell>
        </table:table-row>
        <table:table-row table:style-name="ro1">
          <table:table-cell office:value-type="string">
            <text:p>nas-ft</text:p>
          </table:table-cell>
          <table:table-cell office:value-type="string">
            <text:p>init_ui</text:p>
          </table:table-cell>
          <table:table-cell office:value-type="float" office:value="0.215252">
            <text:p>0.215252</text:p>
          </table:table-cell>
          <table:table-cell office:value-type="float" office:value="0.2153545">
            <text:p>0.2153545</text:p>
          </table:table-cell>
          <table:table-cell office:value-type="float" office:value="0.214193">
            <text:p>0.214193</text:p>
          </table:table-cell>
          <table:table-cell office:value-type="float" office:value="0.214705">
            <text:p>0.214705</text:p>
          </table:table-cell>
          <table:table-cell office:value-type="float" office:value="15.4369585">
            <text:p>15.4369585</text:p>
          </table:table-cell>
          <table:table-cell office:value-type="float" office:value="15.7732345">
            <text:p>15.7732345</text:p>
          </table:table-cell>
          <table:table-cell office:value-type="float" office:value="15.4392215">
            <text:p>15.4392215</text:p>
          </table:table-cell>
          <table:table-cell office:value-type="float" office:value="15.7704725">
            <text:p>15.7704725</text:p>
          </table:table-cell>
        </table:table-row>
        <table:table-row table:style-name="ro2"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kern</text:p>
          </table:table-cell>
          <table:table-cell office:value-type="string">
            <text:p>cake1 speedup</text:p>
          </table:table-cell>
          <table:table-cell office:value-type="string">
            <text:p>cake2 speedup</text:p>
          </table:table-cell>
          <table:table-cell office:value-type="string">
            <text:p>cake3 speedup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blur_hor</text:p>
          </table:table-cell>
          <table:table-cell table:style-name="ce1" table:formula="of:=[.C2]/[.D2]-1" office:value-type="percentage" office:value="0.0058642525720547">
            <text:p>0.59%</text:p>
          </table:table-cell>
          <table:table-cell table:style-name="ce1" table:formula="of:=[.C2]/[.E2]-1" office:value-type="percentage" office:value="-0.000776909677485893">
            <text:p>-0.08%</text:p>
          </table:table-cell>
          <table:table-cell table:style-name="ce1" table:formula="of:=[.C2]/[.F2]-1" office:value-type="percentage" office:value="0.101580465688398">
            <text:p>10.16%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blur_ver</text:p>
          </table:table-cell>
          <table:table-cell table:style-name="ce1" table:formula="of:=[.C3]/[.D3]-1" office:value-type="percentage" office:value="0.00204735675105261">
            <text:p>0.20%</text:p>
          </table:table-cell>
          <table:table-cell table:style-name="ce1" table:formula="of:=[.C3]/[.E3]-1" office:value-type="percentage" office:value="-0.0210252590295759">
            <text:p>-2.10%</text:p>
          </table:table-cell>
          <table:table-cell table:style-name="ce1" table:formula="of:=[.C3]/[.F3]-1" office:value-type="percentage" office:value="0.139779609503671">
            <text:p>13.98%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fmma</text:p>
          </table:table-cell>
          <table:table-cell table:style-name="ce1" table:formula="of:=[.C4]/[.D4]-1" office:value-type="percentage" office:value="0.0295917639482688">
            <text:p>2.96%</text:p>
          </table:table-cell>
          <table:table-cell table:style-name="ce1" table:formula="of:=[.C4]/[.E4]-1" office:value-type="percentage" office:value="0.0337018273456813">
            <text:p>3.37%</text:p>
          </table:table-cell>
          <table:table-cell table:style-name="ce1" table:formula="of:=[.C4]/[.F4]-1" office:value-type="percentage" office:value="0.0750502306538847">
            <text:p>7.51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ffts1</text:p>
          </table:table-cell>
          <table:table-cell table:style-name="ce1" table:formula="of:=[.C5]/[.D5]-1" office:value-type="percentage" office:value="0.0240363218658917">
            <text:p>2.40%</text:p>
          </table:table-cell>
          <table:table-cell table:style-name="ce1" table:formula="of:=[.C5]/[.E5]-1" office:value-type="percentage" office:value="-0.0112833856740141">
            <text:p>-1.13%</text:p>
          </table:table-cell>
          <table:table-cell table:style-name="ce1" table:formula="of:=[.C5]/[.F5]-1" office:value-type="percentage" office:value="0.0267767892790987">
            <text:p>2.68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ffts2</text:p>
          </table:table-cell>
          <table:table-cell table:style-name="ce1" table:formula="of:=[.C6]/[.D6]-1" office:value-type="percentage" office:value="0.0374903052787883">
            <text:p>3.75%</text:p>
          </table:table-cell>
          <table:table-cell table:style-name="ce1" table:formula="of:=[.C6]/[.E6]-1" office:value-type="percentage" office:value="-0.0408242172414817">
            <text:p>-4.08%</text:p>
          </table:table-cell>
          <table:table-cell table:style-name="ce1" table:formula="of:=[.C6]/[.F6]-1" office:value-type="percentage" office:value="0.0456093725601989">
            <text:p>4.56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ffts3</text:p>
          </table:table-cell>
          <table:table-cell table:style-name="ce1" table:formula="of:=[.C7]/[.D7]-1" office:value-type="percentage" office:value="0.0341254447088208">
            <text:p>3.41%</text:p>
          </table:table-cell>
          <table:table-cell table:style-name="ce1" table:formula="of:=[.C7]/[.E7]-1" office:value-type="percentage" office:value="0.00666313373155703">
            <text:p>0.67%</text:p>
          </table:table-cell>
          <table:table-cell table:style-name="ce1" table:formula="of:=[.C7]/[.F7]-1" office:value-type="percentage" office:value="0.0901437322969956">
            <text:p>9.01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hecksum</text:p>
          </table:table-cell>
          <table:table-cell table:style-name="ce1" table:formula="of:=[.C8]/[.D8]-1" office:value-type="percentage" office:value="-0.0200743879838782">
            <text:p>-2.01%</text:p>
          </table:table-cell>
          <table:table-cell table:style-name="ce1" table:formula="of:=[.C8]/[.E8]-1" office:value-type="percentage" office:value="-0.145073209339137">
            <text:p>-14.51%</text:p>
          </table:table-cell>
          <table:table-cell table:style-name="ce1" table:formula="of:=[.C8]/[.F8]-1" office:value-type="percentage" office:value="-0.153524090990507">
            <text:p>-15.35%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compute_indexmap</text:p>
          </table:table-cell>
          <table:table-cell table:style-name="ce1" table:formula="of:=[.C9]/[.D9]-1" office:value-type="percentage" office:value="0.000772291830997585">
            <text:p>0.08%</text:p>
          </table:table-cell>
          <table:table-cell table:style-name="ce1" table:formula="of:=[.C9]/[.E9]-1" office:value-type="percentage" office:value="-0.00155744630010501">
            <text:p>-0.16%</text:p>
          </table:table-cell>
          <table:table-cell table:style-name="ce1" table:formula="of:=[.C9]/[.F9]-1" office:value-type="percentage" office:value="-0.00164629671618366">
            <text:p>-0.16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mpute_initial_conditions</text:p>
          </table:table-cell>
          <table:table-cell table:style-name="ce1" table:formula="of:=[.C10]/[.D10]-1" office:value-type="percentage" office:value="0.00860062783482585">
            <text:p>0.86%</text:p>
          </table:table-cell>
          <table:table-cell table:style-name="ce1" table:formula="of:=[.C10]/[.E10]-1" office:value-type="percentage" office:value="0.00701141545124262">
            <text:p>0.70%</text:p>
          </table:table-cell>
          <table:table-cell table:style-name="ce1" table:formula="of:=[.C10]/[.F10]-1" office:value-type="percentage" office:value="0.0103687369839518">
            <text:p>1.04%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volve</text:p>
          </table:table-cell>
          <table:table-cell table:style-name="ce1" table:formula="of:=[.C11]/[.D11]-1" office:value-type="percentage" office:value="0.00229039715880486">
            <text:p>0.23%</text:p>
          </table:table-cell>
          <table:table-cell table:style-name="ce1" table:formula="of:=[.C11]/[.E11]-1" office:value-type="percentage" office:value="-0.0105434523178621">
            <text:p>-1.05%</text:p>
          </table:table-cell>
          <table:table-cell table:style-name="ce1" table:formula="of:=[.C11]/[.F11]-1" office:value-type="percentage" office:value="-0.00968910616205998">
            <text:p>-0.97%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init_ui</text:p>
          </table:table-cell>
          <table:table-cell table:style-name="ce1" table:formula="of:=[.C12]/[.D12]-1" office:value-type="percentage" office:value="-0.000475959406466941">
            <text:p>-0.05%</text:p>
          </table:table-cell>
          <table:table-cell table:style-name="ce1" table:formula="of:=[.C12]/[.E12]-1" office:value-type="percentage" office:value="0.00494413916421177">
            <text:p>0.49%</text:p>
          </table:table-cell>
          <table:table-cell table:style-name="ce1" table:formula="of:=[.C12]/[.F12]-1" office:value-type="percentage" office:value="0.00254768170280162">
            <text:p>0.25%</text:p>
          </table:table-cell>
          <table:table-cell table:number-columns-repeated="4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/00/0000</text:date>, <text:time style:data-style-name="N2" text:time-value="0000-00-00T21:37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3T21:38:42</dc:date>
    <meta:generator>LibreOffice/4.0.2.2$Linux_X86_64 LibreOffice_project/400m0$Build-2</meta:generator>
    <meta:editing-duration>P0D</meta:editing-duration>
    <meta:editing-cycles>2</meta:editing-cycles>
    <meta:document-statistic meta:table-count="1" meta:cell-count="1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105cm" svg:height="11.052cm" xlink:href=".." xlink:type="simple" chart:class="chart:bar" chart:style-name="ch1">
        <chart:legend chart:legend-position="end" svg:x="17.022cm" svg:y="4.729cm" style:legend-expansion="high" chart:style-name="ch2"/>
        <chart:plot-area chart:style-name="ch3" table:cell-range-address="Sheet1.C15:Sheet1.F25 Sheet1.D14:Sheet1.F14" chart:data-source-has-labels="both" svg:x="0.852cm" svg:y="1.019cm" svg:width="15.366cm" svg:height="9.392cm">
          <chartooo:coordinate-region svg:x="2.373cm" svg:y="1.218cm" svg:width="13.845cm" svg:height="8.994cm"/>
          <chart:axis chart:dimension="x" chart:name="primary-x" chart:style-name="ch4" chartooo:axis-type="auto">
            <chartooo:date-scale/>
            <chart:categories table:cell-range-address="Sheet1.C15:Sheet1.C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5:Sheet1.D25" chart:label-cell-address="Sheet1.D14:Sheet1.D14" chart:class="chart:bar">
            <chart:data-point chart:repeated="11"/>
          </chart:series>
          <chart:series chart:style-name="ch8" chart:values-cell-range-address="Sheet1.E15:Sheet1.E25" chart:label-cell-address="Sheet1.E14:Sheet1.E14" chart:class="chart:bar">
            <chart:data-point chart:repeated="11"/>
          </chart:series>
          <chart:series chart:style-name="ch9" chart:values-cell-range-address="Sheet1.F15:Sheet1.F25" chart:label-cell-address="Sheet1.F14:Sheet1.F14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ke1 speedup</text:p>
                <draw:g>
                  <svg:desc>Sheet1.D14:Sheet1.D14</svg:desc>
                </draw:g>
              </table:table-cell>
              <table:table-cell office:value-type="string">
                <text:p>cake2 speedup</text:p>
                <draw:g>
                  <svg:desc>Sheet1.E14:Sheet1.E14</svg:desc>
                </draw:g>
              </table:table-cell>
              <table:table-cell office:value-type="string">
                <text:p>cake3 speedup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_hor</text:p>
                <draw:g>
                  <svg:desc>Sheet1.C15:Sheet1.C25</svg:desc>
                </draw:g>
              </table:table-cell>
              <table:table-cell office:value-type="float" office:value="0.0058642525720547">
                <text:p>0.0058642525720547</text:p>
                <draw:g>
                  <svg:desc>Sheet1.D15:Sheet1.D25</svg:desc>
                </draw:g>
              </table:table-cell>
              <table:table-cell office:value-type="float" office:value="-0.000776909677485893">
                <text:p>-0.000776909677485893</text:p>
                <draw:g>
                  <svg:desc>Sheet1.E15:Sheet1.E25</svg:desc>
                </draw:g>
              </table:table-cell>
              <table:table-cell office:value-type="float" office:value="0.101580465688398">
                <text:p>0.101580465688398</text:p>
                <draw:g>
                  <svg:desc>Sheet1.F15:Sheet1.F25</svg:desc>
                </draw:g>
              </table:table-cell>
            </table:table-row>
            <table:table-row>
              <table:table-cell office:value-type="string">
                <text:p>blur_ver</text:p>
              </table:table-cell>
              <table:table-cell office:value-type="float" office:value="0.00204735675105261">
                <text:p>0.00204735675105261</text:p>
              </table:table-cell>
              <table:table-cell office:value-type="float" office:value="-0.0210252590295759">
                <text:p>-0.0210252590295759</text:p>
              </table:table-cell>
              <table:table-cell office:value-type="float" office:value="0.139779609503671">
                <text:p>0.139779609503671</text:p>
              </table:table-cell>
            </table:table-row>
            <table:table-row>
              <table:table-cell office:value-type="string">
                <text:p>fmma</text:p>
              </table:table-cell>
              <table:table-cell office:value-type="float" office:value="0.0295917639482688">
                <text:p>0.0295917639482688</text:p>
              </table:table-cell>
              <table:table-cell office:value-type="float" office:value="0.0337018273456813">
                <text:p>0.0337018273456813</text:p>
              </table:table-cell>
              <table:table-cell office:value-type="float" office:value="0.0750502306538847">
                <text:p>0.0750502306538847</text:p>
              </table:table-cell>
            </table:table-row>
            <table:table-row>
              <table:table-cell office:value-type="string">
                <text:p>cffts1</text:p>
              </table:table-cell>
              <table:table-cell office:value-type="float" office:value="0.0240363218658917">
                <text:p>0.0240363218658917</text:p>
              </table:table-cell>
              <table:table-cell office:value-type="float" office:value="-0.0112833856740141">
                <text:p>-0.0112833856740141</text:p>
              </table:table-cell>
              <table:table-cell office:value-type="float" office:value="0.0267767892790987">
                <text:p>0.0267767892790987</text:p>
              </table:table-cell>
            </table:table-row>
            <table:table-row>
              <table:table-cell office:value-type="string">
                <text:p>cffts2</text:p>
              </table:table-cell>
              <table:table-cell office:value-type="float" office:value="0.0374903052787883">
                <text:p>0.0374903052787883</text:p>
              </table:table-cell>
              <table:table-cell office:value-type="float" office:value="-0.0408242172414817">
                <text:p>-0.0408242172414817</text:p>
              </table:table-cell>
              <table:table-cell office:value-type="float" office:value="0.0456093725601989">
                <text:p>0.0456093725601989</text:p>
              </table:table-cell>
            </table:table-row>
            <table:table-row>
              <table:table-cell office:value-type="string">
                <text:p>cffts3</text:p>
              </table:table-cell>
              <table:table-cell office:value-type="float" office:value="0.0341254447088208">
                <text:p>0.0341254447088208</text:p>
              </table:table-cell>
              <table:table-cell office:value-type="float" office:value="0.00666313373155703">
                <text:p>0.00666313373155703</text:p>
              </table:table-cell>
              <table:table-cell office:value-type="float" office:value="0.0901437322969956">
                <text:p>0.0901437322969956</text:p>
              </table:table-cell>
            </table:table-row>
            <table:table-row>
              <table:table-cell office:value-type="string">
                <text:p>checksum</text:p>
              </table:table-cell>
              <table:table-cell office:value-type="float" office:value="-0.0200743879838782">
                <text:p>-0.0200743879838782</text:p>
              </table:table-cell>
              <table:table-cell office:value-type="float" office:value="-0.145073209339137">
                <text:p>-0.145073209339137</text:p>
              </table:table-cell>
              <table:table-cell office:value-type="float" office:value="-0.153524090990507">
                <text:p>-0.153524090990507</text:p>
              </table:table-cell>
            </table:table-row>
            <table:table-row>
              <table:table-cell office:value-type="string">
                <text:p>compute_indexmap</text:p>
              </table:table-cell>
              <table:table-cell office:value-type="float" office:value="0.000772291830997585">
                <text:p>0.000772291830997585</text:p>
              </table:table-cell>
              <table:table-cell office:value-type="float" office:value="-0.00155744630010501">
                <text:p>-0.00155744630010501</text:p>
              </table:table-cell>
              <table:table-cell office:value-type="float" office:value="-0.00164629671618366">
                <text:p>-0.00164629671618366</text:p>
              </table:table-cell>
            </table:table-row>
            <table:table-row>
              <table:table-cell office:value-type="string">
                <text:p>compute_initial_conditions</text:p>
              </table:table-cell>
              <table:table-cell office:value-type="float" office:value="0.00860062783482585">
                <text:p>0.00860062783482585</text:p>
              </table:table-cell>
              <table:table-cell office:value-type="float" office:value="0.00701141545124262">
                <text:p>0.00701141545124262</text:p>
              </table:table-cell>
              <table:table-cell office:value-type="float" office:value="0.0103687369839518">
                <text:p>0.0103687369839518</text:p>
              </table:table-cell>
            </table:table-row>
            <table:table-row>
              <table:table-cell office:value-type="string">
                <text:p>evolve</text:p>
              </table:table-cell>
              <table:table-cell office:value-type="float" office:value="0.00229039715880486">
                <text:p>0.00229039715880486</text:p>
              </table:table-cell>
              <table:table-cell office:value-type="float" office:value="-0.0105434523178621">
                <text:p>-0.0105434523178621</text:p>
              </table:table-cell>
              <table:table-cell office:value-type="float" office:value="-0.00968910616205998">
                <text:p>-0.00968910616205998</text:p>
              </table:table-cell>
            </table:table-row>
            <table:table-row>
              <table:table-cell office:value-type="string">
                <text:p>init_ui</text:p>
              </table:table-cell>
              <table:table-cell office:value-type="float" office:value="-0.000475959406466941">
                <text:p>-0.000475959406466941</text:p>
              </table:table-cell>
              <table:table-cell office:value-type="float" office:value="0.00494413916421177">
                <text:p>0.00494413916421177</text:p>
              </table:table-cell>
              <table:table-cell office:value-type="float" office:value="0.00254768170280162">
                <text:p>0.00254768170280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